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Menlo, Monaco, Consolas, 'Liberation Mono', 'Courier New', monospace"/>
    <style:font-face style:name="var vp-font-family-mono" svg:font-family="'var vp-font-family-mono'"/>
  </office:font-face-decls>
  <office:automatic-styles>
    <style:style style:name="P1" style:family="paragraph" style:parent-style-name="Standard">
      <style:text-properties officeooo:rsid="00052688" officeooo:paragraph-rsid="00052688"/>
    </style:style>
    <style:style style:name="P2" style:family="paragraph" style:parent-style-name="Standard">
      <style:paragraph-properties fo:text-align="center" style:justify-single-word="false"/>
      <style:text-properties officeooo:rsid="00052688" officeooo:paragraph-rsid="00052688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52688" officeooo:paragraph-rsid="0005268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8b0000" loext:opacity="100%" fo:font-style="italic" style:text-underline-style="none" fo:font-weight="normal" officeooo:rsid="00052688" officeooo:paragraph-rsid="00052688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15pt" fo:font-weight="bold" officeooo:rsid="00052688" officeooo:paragraph-rsid="00052688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weight="normal" officeooo:rsid="00052688" officeooo:paragraph-rsid="00052688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paragraph-rsid="00052688"/>
    </style:style>
    <style:style style:name="P8" style:family="paragraph" style:parent-style-name="Standard">
      <style:text-properties officeooo:rsid="0006cf43" officeooo:paragraph-rsid="0006cf43"/>
    </style:style>
    <style:style style:name="T1" style:family="text">
      <style:text-properties officeooo:rsid="00052688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variant="normal" fo:text-transform="none" style:font-name="ui-monospace" fo:font-size="10.5pt" fo:letter-spacing="normal" fo:font-style="normal" fo:font-weight="normal"/>
    </style:style>
    <style:style style:name="T5" style:family="text">
      <style:text-properties fo:font-variant="normal" fo:text-transform="none" style:font-name="ui-monospace" fo:font-size="10.5pt" fo:letter-spacing="normal" fo:font-style="normal" fo:font-weight="normal" officeooo:rsid="00052688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officeooo:rsid="00052688"/>
    </style:style>
    <style:style style:name="T8" style:family="text">
      <style:text-properties fo:font-variant="normal" fo:text-transform="none" style:font-name="Liberation Serif" fo:font-size="15pt" fo:letter-spacing="normal" fo:font-style="normal" fo:font-weight="bold" officeooo:rsid="00052688" style:font-size-asian="15pt" style:font-weight-asian="bold" style:font-size-complex="15pt" style:font-weight-complex="bold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52688" style:font-size-asian="10.5pt" style:font-weight-asian="normal" style:font-size-complex="12pt" style:font-weight-complex="normal"/>
    </style:style>
    <style:style style:name="T11" style:family="text">
      <style:text-properties fo:font-size="12pt" fo:font-weight="bold" style:font-size-asian="10.5pt" style:font-weight-asian="bold" style:font-size-complex="12pt" style:font-weight-complex="bold"/>
    </style:style>
    <style:style style:name="T12" style:family="text">
      <style:text-properties officeooo:rsid="0006cf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s</text:p>
      <text:p text:style-name="P2"/>
      <text:p text:style-name="P2"/>
      <text:p text:style-name="P2"/>
      <text:p text:style-name="P4"><text:span text:style-name="T12">T</text:span>he instructions on this documentary is being considered to be implement on Ubuntu 22.04</text:p>
      <text:p text:style-name="P1"/>
      <text:p text:style-name="P1"/>
      <text:p text:style-name="P1"/>
      <text:p text:style-name="P5">step 1</text:p>
      <text:p text:style-name="P1"/>
      <text:p text:style-name="P1"/>
      <text:p text:style-name="P1"><text:span text:style-name="T12">I</text:span>nstalling autopilot by cloning it in a specific directory <text:s/>by these commands<text:line-break/><text:line-break/>cd/ newfolder</text:p>
      <text:p text:style-name="P1"/>
      <text:p text:style-name="P1">bash ./PX4-Autopilot/Tools/setup/ubuntu.sh</text:p>
      <text:p text:style-name="P1"/>
      <text:p text:style-name="P1">make px4_sitl jmavsim</text:p>
      <text:p text:style-name="P1"/>
      <text:p text:style-name="P1"/>
      <text:p text:style-name="P1"><text:span text:style-name="T3">step</text:span><text:span text:style-name="T2"> </text:span><text:span text:style-name="T3">2</text:span></text:p>
      <text:p text:style-name="P1"><text:span text:style-name="T3"/></text:p>
      <text:p text:style-name="P6">installing Qgroundcontrol for Ubuntu 22.04</text:p>
      <text:p text:style-name="P6"/>
      <text:p text:style-name="P6">installing gazebo by some commands which will be written in the following:</text:p>
      <text:p text:style-name="P6"/>
      <text:p text:style-name="P6"/>
      <text:p text:style-name="P7"><text:span text:style-name="T5">sudo apt remove gz-harmonic</text:span><text:span text:style-name="T7"> </text:span></text:p>
      <text:p text:style-name="P7"><text:span text:style-name="T1"><text:line-break/></text:span><text:span text:style-name="T4">sudo apt install aptitude</text:span></text:p>
      <text:p text:style-name="P7"><text:span text:style-name="T4"/></text:p>
      <text:p text:style-name="P1"><text:span text:style-name="T4">sudo aptitude install gazebo libgazebo11 libgazebo-dev</text:span></text:p>
      <text:p text:style-name="P7"><text:span text:style-name="T6"><text:s/></text:span></text:p>
      <text:p text:style-name="P7"><text:span text:style-name="T4">make</text:span><text:span text:style-name="T6"> </text:span><text:span text:style-name="T4">px4_sitl</text:span><text:span text:style-name="T6"> </text:span><text:span text:style-name="T4">gazebo-classic</text:span></text:p>
      <text:p text:style-name="P7"><text:span text:style-name="T4"/></text:p>
      <text:p text:style-name="P7"><text:span text:style-name="T8">step 3</text:span><text:line-break/></text:p>
      <text:p text:style-name="P8">Connecting gazebo or jmavsim to <text:s/><text:span text:style-name="T10">Qgroundcontrol</text:span></text:p>
      <text:p text:style-name="P8"><text:span text:style-name="T10"/></text:p>
      <text:p text:style-name="P8"><text:span text:style-name="T10">u</text:span><text:span text:style-name="T9">se udp port 14540</text:span></text:p>
      <text:p text:style-name="P8"><text:span text:style-name="T9"/></text:p>
      <text:p text:style-name="P8"><text:span text:style-name="T9"/></text:p>
      <text:p text:style-name="P8"><text:span text:style-name="T3">step 4</text:span><text:span text:style-name="T9"> </text:span></text:p>
      <text:p text:style-name="P8"><text:span text:style-name="T9"/></text:p>
      <text:p text:style-name="P8"><text:span text:style-name="T9">Implementing code via vs-code </text:span></text:p>
      <text:p text:style-name="P8"/>
      <text:p text:style-name="P8">Run the code and it well be connected to simulator automatically</text:p>
      <text:p text:style-name="P7"/>
      <text:p text:style-name="P7"><text:span text:style-name="T12">The code.py is reachable in this file.</text:span><text:span text:style-name="T1"><text:line-break/><text:line-break/></text:span></text:p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Menlo, Monaco, Consolas, 'Liberation Mono', 'Courier New', monospace"/>
    <style:font-face style:name="var vp-font-family-mono" svg:font-family="'var vp-font-family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5:52:20.831279504</meta:creation-date>
    <dc:date>2024-12-24T16:09:12.491897197</dc:date>
    <meta:editing-duration>PT4M31S</meta:editing-duration>
    <meta:editing-cycles>1</meta:editing-cycles>
    <meta:document-statistic meta:table-count="0" meta:image-count="0" meta:object-count="0" meta:page-count="2" meta:paragraph-count="21" meta:word-count="108" meta:character-count="730" meta:non-whitespace-character-count="631"/>
    <meta:generator>LibreOffice/7.3.7.2$Linux_X86_64 LibreOffice_project/30$Build-2</meta:generator>
  </office:meta>
</office:document-meta>
</file>